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i mathvariant="normal">Δ</mi>
          <mi>z</mi>
        </mrow>
        <mi>z</mi>
      </mfrac>
      <mrow>
        <mspace width="2em"/>
        <mo stretchy="false">=</mo>
        <mspace width="2em"/>
      </mrow>
      <mfrac>
        <mrow>
          <mrow>
            <munderover>
              <mo stretchy="false">∑</mo>
              <mrow>
                <mi>i</mi>
                <mo stretchy="false">=</mo>
                <mn>1</mn>
              </mrow>
              <mi>k</mi>
            </munderover>
            <mspace width="2em"/>
          </mrow>
          <mrow>
            <mo fence="true" stretchy="true">|</mo>
            <mrow>
              <mfrac>
                <mrow>
                  <mo stretchy="false">∂</mo>
                  <mi>f</mi>
                </mrow>
                <mrow>
                  <mo stretchy="false">∂</mo>
                  <msub>
                    <mi>x</mi>
                    <mi>i</mi>
                  </msub>
                </mrow>
              </mfrac>
            </mrow>
            <mo fence="true" stretchy="true">|</mo>
          </mrow>
          <mspace width="2em"/>
          <mi mathvariant="normal">Δ</mi>
          <msub>
            <mi>x</mi>
            <mi>i</mi>
          </msub>
        </mrow>
        <mi>f</mi>
      </mfrac>
    </mrow>
    <annotation encoding="StarMath 5.0">{%DELTA z} over z ~=~ 
{
 sum from { i = 1 } to k ~ 
 left lline 
  {partial f} over {partial x _i} 
 right rline ~ %DELTA x _i 
} over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0:31:19.184000000</meta:creation-date>
    <meta:generator>LibreOffice/4.3.4.1$Windows_x86 LibreOffice_project/bc356b2f991740509f321d70e4512a6a54c5f243</meta:generator>
    <dc:date>2014-12-09T01:03:12.725000000</dc:date>
    <meta:editing-duration>PT2M9S</meta:editing-duration>
    <meta:editing-cycles>3</meta:editing-cycles>
  </office:meta>
</office:document-meta>
</file>